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StarSymbol" svg:font-family="StarSymbol"/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ext" style:name="aac49f0">
      <style:text-properties style:text-underline-style="none"/>
    </style:style>
    <style:style style:family="paragraph" style:list-style-name="L4" style:name="a867e30">
      <style:paragraph-properties/>
      <style:text-properties/>
    </style:style>
    <style:style style:family="text" style:name="a6a8d8b">
      <style:text-properties style:text-underline-style="none"/>
    </style:style>
    <style:style style:family="paragraph" style:list-style-name="L4" style:name="a8cdfd8">
      <style:paragraph-properties/>
      <style:text-properties/>
    </style:style>
    <style:style style:family="text" style:name="a5ea967">
      <style:text-properties style:text-underline-style="none"/>
    </style:style>
    <style:style style:family="paragraph" style:list-style-name="L4" style:name="a2236c7">
      <style:paragraph-properties/>
      <style:text-properties/>
    </style:style>
    <style:style style:family="paragraph" style:name="abac085">
      <style:paragraph-properties/>
      <style:text-properties style:text-underline-style="none"/>
    </style:style>
    <style:style style:family="paragraph" style:list-style-name="L3" style:name="aecc055">
      <style:paragraph-properties/>
      <style:text-properties style:text-underline-style="none"/>
    </style:style>
    <style:style style:family="paragraph" style:list-style-name="L3" style:name="ae43e5a">
      <style:paragraph-properties/>
      <style:text-properties style:text-underline-style="none"/>
    </style:style>
    <style:style style:family="paragraph" style:list-style-name="L3" style:name="a2d5530">
      <style:paragraph-properties/>
      <style:text-properties style:text-underline-style="none"/>
    </style:style>
    <style:style style:family="paragraph" style:name="a4fdd26">
      <style:paragraph-properties/>
    </style:style>
    <style:style style:family="paragraph" style:list-style-name="L2" style:name="aab790f">
      <style:paragraph-properties/>
    </style:style>
    <style:style style:family="paragraph" style:list-style-name="L2" style:name="a7b7294">
      <style:paragraph-properties/>
    </style:style>
    <style:style style:family="paragraph" style:list-style-name="L2" style:name="a105af1">
      <style:paragraph-properties/>
    </style:style>
    <style:style style:family="paragraph" style:list-style-name="L2" style:name="a1013f3">
      <style:paragraph-properties/>
    </style:style>
    <style:style style:family="paragraph" style:list-style-name="L2" style:name="a29301c">
      <style:paragraph-properties/>
    </style:style>
    <style:style style:family="paragraph" style:list-style-name="L1" style:name="ae3a83f">
      <style:paragraph-properties/>
    </style:style>
    <style:style style:family="paragraph" style:list-style-name="L1" style:name="a888786">
      <style:paragraph-properties fo:margin-left="24.01mm" fo:margin-right="0.0mm" fo:text-indent="-6.35mm"/>
    </style:style>
    <style:style style:family="paragraph" style:name="adcb25f" style:parent-style-name="Standard">
      <style:text-properties style:text-underline-style="none"/>
    </style:style>
    <style:style style:family="text" style:name="ab126d8">
      <style:text-properties style:text-underline-style="none"/>
    </style:style>
    <style:style style:family="paragraph" style:list-style-name="L4" style:name="af269cd" style:parent-style-name="Standard">
      <style:paragraph-properties/>
      <style:text-properties/>
    </style:style>
    <style:style style:family="text" style:name="af82fa9">
      <style:text-properties style:text-underline-style="none"/>
    </style:style>
    <style:style style:family="paragraph" style:list-style-name="L4" style:name="aedb128" style:parent-style-name="Standard">
      <style:paragraph-properties/>
      <style:text-properties/>
    </style:style>
    <style:style style:family="text" style:name="a62ea64">
      <style:text-properties style:text-underline-style="none"/>
    </style:style>
    <style:style style:family="paragraph" style:list-style-name="L4" style:name="a82d745" style:parent-style-name="Standard">
      <style:paragraph-properties/>
      <style:text-properties/>
    </style:style>
    <style:style style:family="paragraph" style:name="a16bc69" style:parent-style-name="Standard">
      <style:text-properties style:text-underline-style="none"/>
    </style:style>
    <style:style style:family="paragraph" style:list-style-name="L3" style:name="a6da890" style:parent-style-name="Standard">
      <style:paragraph-properties/>
      <style:text-properties style:text-underline-style="none"/>
    </style:style>
    <style:style style:family="paragraph" style:list-style-name="L3" style:name="a3b9af8" style:parent-style-name="Standard">
      <style:paragraph-properties/>
      <style:text-properties style:text-underline-style="none"/>
    </style:style>
    <style:style style:family="paragraph" style:list-style-name="L3" style:name="aa09f16" style:parent-style-name="Standard">
      <style:paragraph-properties/>
      <style:text-properties style:text-underline-style="none"/>
    </style:style>
    <style:style style:family="paragraph" style:list-style-name="L2" style:name="adee38e" style:parent-style-name="Standard">
      <style:paragraph-properties/>
    </style:style>
    <style:style style:family="paragraph" style:list-style-name="L2" style:name="a8864b1" style:parent-style-name="Standard">
      <style:paragraph-properties/>
    </style:style>
    <style:style style:family="paragraph" style:list-style-name="L2" style:name="ad43298" style:parent-style-name="Standard">
      <style:paragraph-properties/>
    </style:style>
    <style:style style:family="paragraph" style:list-style-name="L2" style:name="ab48ef7" style:parent-style-name="Standard">
      <style:paragraph-properties/>
    </style:style>
    <style:style style:family="paragraph" style:list-style-name="L2" style:name="a67ba22" style:parent-style-name="Standard">
      <style:paragraph-properties/>
    </style:style>
    <style:style style:family="paragraph" style:list-style-name="L1" style:name="a745baf" style:parent-style-name="Standard">
      <style:paragraph-properties/>
    </style:style>
    <style:style style:family="paragraph" style:list-style-name="L1" style:name="aec175d" style:parent-style-name="Standard">
      <style:paragraph-properties fo:margin-left="24.01mm" fo:margin-right="0.0mm" fo:text-indent="-6.35mm"/>
    </style:style>
    <style:style style:family="paragraph" style:list-style-name="L1" style:name="ac09fd5" style:parent-style-name="Standard">
      <style:paragraph-properties/>
    </style:style>
    <text:list-style style:name="L4">
      <text:list-level-style-number style:num-format="1" style:num-prefix="(" style:num-suffix=")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1" style:num-prefix="(" style:num-suffix=")" text:display-levels="2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prefix="(" style:num-suffix=")" text:display-levels="3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prefix="(" style:num-suffix=")" text:display-levels="4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prefix="(" style:num-suffix=")" text:display-levels="5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prefix="(" style:num-suffix=")" text:display-levels="6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prefix="(" style:num-suffix=")" text:display-levels="7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prefix="(" style:num-suffix=")" text:display-levels="7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prefix="(" style:num-suffix=")" text:display-levels="7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L3">
      <text:list-level-style-image text:level="1" xlink:actuate="onLoad" xlink:href="Pictures/1000020000000010000000104191C4BD.gif" xlink:show="embed" xlink:type="simple">
        <style:list-level-properties fo:height="3mm" fo:width="3mm"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image>
      <text:list-level-style-bullet text:bullet-char="◦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bullet>
      <text:list-level-style-bullet text:bullet-char="▪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•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bullet>
      <text:list-level-style-bullet text:bullet-char="◦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▪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bullet>
      <text:list-level-style-bullet text:bullet-char="•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◦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bullet>
      <text:list-level-style-bullet text:bullet-char="▪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</text:list-style>
    <text:list-style style:name="L2">
      <text:list-level-style-bullet text:bullet-char="✗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bullet>
      <text:list-level-style-bullet text:bullet-char="✗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bullet>
      <text:list-level-style-bullet text:bullet-char="✗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✗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bullet>
      <text:list-level-style-bullet text:bullet-char="✗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✗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bullet>
      <text:list-level-style-bullet text:bullet-char="✗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✗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bullet>
      <text:list-level-style-bullet text:bullet-char="✗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</text:list-style>
    <text:list-style style:name="L1">
      <text:list-level-style-number style:num-format="1" style:num-prefix="b" style:num-suffix="a" text:display-levels="1" text:level="1" text:start-value="7">
        <style:list-level-properties text:list-level-position-and-space-mode="label-alignment">
          <style:list-level-label-alignment fo:margin-left="12.7mm" fo:text-indent="-6.35mm" text:label-followed-by="space"/>
        </style:list-level-properties>
      </text:list-level-style-number>
      <text:list-level-style-number style:num-format="1" style:num-prefix="b" style:num-suffix="a" text:display-levels="2" text:level="2" text:start-value="7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3" text:level="3" text:start-value="7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4" text:level="4" text:start-value="7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5" text:level="5" text:start-value="7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6" text:level="6" text:start-value="7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7" text:level="7" text:start-value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8" text:level="8" text:start-value="7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4" text:level="9" text:start-value="7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style:style style:family="paragraph" style:list-style-name="L1" style:name="acbafe1" style:parent-style-name="Standard">
      <style:paragraph-properties/>
      <style:text-properties/>
    </style:style>
  </office:automatic-styles>
  <office:body>
    <office:text>
      <text:list text:continue-numbering="true" text:style-name="L1" xml:id="list2505945715557893221">
        <text:list-item>
          <text:p text:style-name="ac09fd5">First-followed-by-space</text:p>
        </text:list-item>
      </text:list>
      <text:list text:continue-numbering="true" text:style-name="L1" xml:id="list2505945715557893221">
        <text:list-item>
          <text:p text:style-name="aec175d">Second</text:p>
        </text:list-item>
      </text:list>
      <text:list text:continue-numbering="true" text:style-name="L1" xml:id="list2505945715557893221">
        <text:list-item>
          <text:list>
            <text:list-item>
              <text:p text:style-name="a745baf">Third</text:p>
            </text:list-item>
          </text:list>
        </text:list-item>
      </text:list>
      <text:list text:continue-numbering="true" text:style-name="L2" xml:id="list6626444102102110991">
        <text:list-header>
          <text:p text:style-name="a67ba22"/>
        </text:list-header>
      </text:list>
      <text:list text:continue-numbering="true" text:style-name="L2" xml:id="list6626444102102110991">
        <text:list-item>
          <text:p text:style-name="ab48ef7">Cross-First-followed-by-space</text:p>
        </text:list-item>
      </text:list>
      <text:list text:continue-numbering="true" text:style-name="L2" xml:id="list6626444102102110991">
        <text:list-item>
          <text:p text:style-name="ad43298">Cross-Second</text:p>
        </text:list-item>
      </text:list>
      <text:list text:continue-numbering="true" text:style-name="L2" xml:id="list6626444102102110991">
        <text:list-item>
          <text:p text:style-name="a8864b1">Cross-Third</text:p>
        </text:list-item>
      </text:list>
      <text:list text:continue-numbering="true" text:style-name="L2" xml:id="list6626444102102110991">
        <text:list-header>
          <text:p text:style-name="adee38e"/>
        </text:list-header>
      </text:list>
      <text:p text:style-name="Standard"/>
      <text:list text:continue-numbering="true" text:style-name="L3" xml:id="list4610980543945444999">
        <text:list-item>
          <text:p text:style-name="aa09f16">Star-First-followed-by-space</text:p>
        </text:list-item>
      </text:list>
      <text:list text:continue-numbering="true" text:style-name="L3" xml:id="list4610980543945444999">
        <text:list-item>
          <text:p text:style-name="a3b9af8">Star-Second</text:p>
        </text:list-item>
      </text:list>
      <text:list text:continue-numbering="true" text:style-name="L3" xml:id="list4610980543945444999">
        <text:list-item>
          <text:p text:style-name="a6da890">Star-Third</text:p>
        </text:list-item>
      </text:list>
      <text:p text:style-name="a16bc69"/>
      <text:list text:continue-numbering="true" text:style-name="L4" xml:id="list4053051152566041198">
        <text:list-item>
          <text:p text:style-name="a82d745"><text:span text:style-name="a62ea64">LabelTest1</text:span></text:p>
        </text:list-item>
      </text:list>
      <text:list text:continue-numbering="true" text:style-name="L4" xml:id="list4053051152566041198">
        <text:list-item>
          <text:list>
            <text:list-item>
              <text:p text:style-name="aedb128"><text:span text:style-name="af82fa9">LabelTest2</text:span></text:p>
            </text:list-item>
          </text:list>
        </text:list-item>
      </text:list>
      <text:list text:continue-numbering="true" text:style-name="L4" xml:id="list4053051152566041198">
        <text:list-item>
          <text:list>
            <text:list-item>
              <text:list>
                <text:list-item>
                  <text:p text:style-name="af269cd"><text:span text:style-name="ab126d8">LabelTest3</text:span></text:p>
                </text:list-item>
              </text:list>
            </text:list-item>
          </text:list>
        </text:list-item>
      </text:list>
      <text:list text:continue-numbering="true" text:style-name="L1">
        <text:list-item>
          <text:p text:style-name="acbafe1">First-followed-by-space</text:p>
        </text:list-item>
      </text:list>
      <text:list text:continue-numbering="true" text:style-name="L1">
        <text:list-item>
          <text:p text:style-name="a888786">Second</text:p>
        </text:list-item>
      </text:list>
      <text:list text:continue-numbering="true" text:style-name="L1">
        <text:list-item>
          <text:list>
            <text:list-item>
              <text:p text:style-name="ae3a83f">Third</text:p>
            </text:list-item>
          </text:list>
        </text:list-item>
      </text:list>
      <text:list text:continue-numbering="true" text:style-name="L2">
        <text:list-item>
          <text:p text:style-name="a29301c"/>
        </text:list-item>
      </text:list>
      <text:list text:continue-numbering="true" text:style-name="L2">
        <text:list-item>
          <text:p text:style-name="a1013f3">Cross-First-followed-by-space</text:p>
        </text:list-item>
      </text:list>
      <text:list text:continue-numbering="true" text:style-name="L2">
        <text:list-item>
          <text:p text:style-name="a105af1">Cross-Second</text:p>
        </text:list-item>
      </text:list>
      <text:list text:continue-numbering="true" text:style-name="L2">
        <text:list-item>
          <text:p text:style-name="a7b7294">Cross-Third</text:p>
        </text:list-item>
      </text:list>
      <text:list text:continue-numbering="true" text:style-name="L2">
        <text:list-item>
          <text:p text:style-name="aab790f"/>
        </text:list-item>
      </text:list>
      <text:p text:style-name="a4fdd26"/>
      <text:list text:continue-numbering="true" text:style-name="L3">
        <text:list-item>
          <text:p text:style-name="a2d5530">Star-First-followed-by-space</text:p>
        </text:list-item>
      </text:list>
      <text:list text:continue-numbering="true" text:style-name="L3">
        <text:list-item>
          <text:p text:style-name="ae43e5a">Star-Second</text:p>
        </text:list-item>
      </text:list>
      <text:list text:continue-numbering="true" text:style-name="L3">
        <text:list-item>
          <text:p text:style-name="aecc055">Star-Third</text:p>
        </text:list-item>
      </text:list>
      <text:p text:style-name="abac085"/>
      <text:list text:continue-numbering="true" text:style-name="L4">
        <text:list-item>
          <text:p text:style-name="a2236c7"><text:span text:style-name="a5ea967">LabelTest1</text:span></text:p>
        </text:list-item>
      </text:list>
      <text:list text:continue-numbering="true" text:style-name="L4">
        <text:list-item>
          <text:list>
            <text:list-item>
              <text:p text:style-name="a8cdfd8"><text:span text:style-name="a6a8d8b">LabelTest2</text:span></text:p>
            </text:list-item>
          </text:list>
        </text:list-item>
      </text:list>
      <text:list text:continue-numbering="true" text:style-name="L4">
        <text:list-item>
          <text:list>
            <text:list-item>
              <text:list>
                <text:list-item>
                  <text:p text:style-name="a867e30"><text:span text:style-name="aac49f0">LabelTest3</text:span></text:p>
                </text:list-item>
              </text:list>
            </text:list-item>
          </text:list>
        </text:list-item>
      </text:list>
      <text:p text:style-name="adcb25f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StarSymbol" svg:font-family="StarSymbol"/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Bullet Symbols" style:family="text" style:name="Bullet_20_Symbols" style:parent-style-name="default_character_style">
      <style:text-properties style:font-name="OpenSymbol" style:font-name-asian="OpenSymbol" style:font-name-complex="OpenSymbol"/>
    </style:style>
    <style:style style:display-name="Numbering Symbols" style:family="text" style:name="Numbering_20_Symbols" style:parent-style-name="default_character_style"/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19</dc:date>
    <meta:editing-cycles>2</meta:editing-cycles>
    <meta:editing-duration>PT0.017S</meta:editing-duration>
  </office:meta>
</office:document-meta>
</file>